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25-07-0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25-04-0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25-01-0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7136" calcext:value-type="float">
            <text:p>80.7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24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6744" calcext:value-type="float">
            <text:p>79.8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24-07-10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2944" calcext:value-type="float">
            <text:p>79.9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24-01-25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23-10-04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1712" calcext:value-type="float">
            <text:p>79.9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23-07-1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9264" calcext:value-type="float">
            <text:p>80.9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23-04-04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2728" calcext:value-type="float">
            <text:p>81.2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23-01-12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2248" calcext:value-type="float">
            <text:p>81.2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22-10-19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4064" calcext:value-type="float">
            <text:p>81.2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22-07-13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3856" calcext:value-type="float">
            <text:p>81.1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22-04-0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2144" calcext:value-type="float">
            <text:p>81.1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22-01-12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3376" calcext:value-type="float">
            <text:p>81.1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21-10-06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012" calcext:value-type="float">
            <text:p>80.9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21-04-12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344" calcext:value-type="float">
            <text:p>80.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21-01-07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1248" calcext:value-type="float">
            <text:p>80.8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20-10-0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1896" calcext:value-type="float">
            <text:p>80.7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20-07-08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20-01-08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7432" calcext:value-type="float">
            <text:p>80.0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9-10-09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9-07-10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2168" calcext:value-type="float">
            <text:p>80.5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9-04-03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9976" calcext:value-type="float">
            <text:p>80.5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9-01-30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0832" calcext:value-type="float">
            <text:p>80.5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8-10-03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2712" calcext:value-type="float">
            <text:p>80.3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8-07-11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9456" calcext:value-type="float">
            <text:p>80.2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8-04-0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0376" calcext:value-type="float">
            <text:p>79.9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8-01-10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7-10-04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7-07-12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7-04-0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6-10-0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004" calcext:value-type="float">
            <text:p>80.3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6-07-0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6-04-0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6848" calcext:value-type="float">
            <text:p>79.9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6-01-07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82" calcext:value-type="float">
            <text:p>80.8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5-10-08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3544" calcext:value-type="float">
            <text:p>80.9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5-07-0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1144" calcext:value-type="float">
            <text:p>80.7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5-04-0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6864" calcext:value-type="float">
            <text:p>80.8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5-01-08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0288" calcext:value-type="float">
            <text:p>80.7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4-10-03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724" calcext:value-type="float">
            <text:p>80.7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4-07-1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7888" calcext:value-type="float">
            <text:p>80.6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4-04-03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7784" calcext:value-type="float">
            <text:p>80.5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4-01-09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2544" calcext:value-type="float">
            <text:p>80.5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3-10-2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1208" calcext:value-type="float">
            <text:p>80.5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3-07-11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3-03-29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3-01-09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0688" calcext:value-type="float">
            <text:p>80.1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2-10-03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1064" calcext:value-type="float">
            <text:p>80.1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2-07-09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6472" calcext:value-type="float">
            <text:p>79.9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2-04-04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2152" calcext:value-type="float">
            <text:p>79.7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2-01-1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6704" calcext:value-type="float">
            <text:p>79.5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1-10-0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1-07-13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5384" calcext:value-type="float">
            <text:p>80.4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9144" calcext:value-type="float">
            <text:p>80.0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1-01-12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5616" calcext:value-type="float">
            <text:p>79.9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0-10-06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6264" calcext:value-type="float">
            <text:p>79.8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0-07-15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7016" calcext:value-type="float">
            <text:p>79.7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0-04-0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10-01-1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9-10-0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7352" calcext:value-type="float">
            <text:p>79.3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9-07-09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0192" calcext:value-type="float">
            <text:p>79.2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9-04-01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9-01-0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6832" calcext:value-type="float">
            <text:p>79.0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8-10-0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1488" calcext:value-type="float">
            <text:p>78.9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8-07-1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8-04-02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5352" calcext:value-type="float">
            <text:p>78.6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7-10-03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4456" calcext:value-type="float">
            <text:p>78.3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7-07-11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5208" calcext:value-type="float">
            <text:p>78.2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7-04-04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7-01-10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6-10-1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356" calcext:value-type="float">
            <text:p>74.2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6-07-1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076" calcext:value-type="float">
            <text:p>74.6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6-01-11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5-10-05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5-07-1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5-03-3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7856" calcext:value-type="float">
            <text:p>78.8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5-01-0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4-10-06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5624" calcext:value-type="float">
            <text:p>78.5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4-07-08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4-04-2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74" calcext:value-type="float">
            <text:p>78.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4-01-07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2328" calcext:value-type="float">
            <text:p>78.0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3-10-07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3-07-09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3-04-0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3-01-09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2-10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2-07-11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2-04-02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2-01-16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1-10-17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1-07-2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3121174001</text:p>
          </table:table-cell>
          <table:table-cell office:value-type="string" calcext:value-type="string">
            <text:p>34.00S/12.00E-21DAC01</text:p>
          </table:table-cell>
          <table:table-cell office:value-type="string" calcext:value-type="string">
            <text:p>2001-05-16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94" meta:object-count="0"/>
    <meta:user-defined meta:name="AppVersion">3.0</meta:user-defined>
  </office:meta>
</office:document-meta>
</file>